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ouTube Noto" svg:font-family="'YouTube Noto', Roboto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45b5f"/>
    </style:style>
    <style:style style:name="P2" style:family="paragraph" style:parent-style-name="Standard">
      <style:text-properties style:font-name="Arial" fo:font-size="12pt" fo:language="el" fo:country="GR" officeooo:rsid="00045b5f" officeooo:paragraph-rsid="00045b5f" style:font-size-asian="12pt" style:font-size-complex="12pt"/>
    </style:style>
    <style:style style:name="P3" style:family="paragraph" style:parent-style-name="Standard">
      <style:text-properties style:font-name="Arial" fo:font-size="12pt" fo:language="en" fo:country="US" style:font-size-asian="12pt" style:font-size-complex="12pt"/>
    </style:style>
    <style:style style:name="P4" style:family="paragraph" style:parent-style-name="Standard">
      <style:text-properties style:font-name="Arial" fo:font-size="12pt" officeooo:rsid="0005553f" officeooo:paragraph-rsid="0005553f" style:font-size-asian="12pt" style:font-size-complex="12pt"/>
    </style:style>
    <style:style style:name="P5" style:family="paragraph" style:parent-style-name="Standard">
      <style:text-properties style:font-name="Arial" fo:font-size="12pt" officeooo:rsid="0009565d" officeooo:paragraph-rsid="0009565d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officeooo:paragraph-rsid="00045b5f" style:font-size-asian="14pt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officeooo:paragraph-rsid="00045b5f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5b5f"/>
    </style:style>
    <style:style style:name="T3" style:family="text">
      <style:text-properties officeooo:rsid="00045b5f"/>
    </style:style>
    <style:style style:name="T4" style:family="text">
      <style:text-properties fo:language="el" fo:country="GR" officeooo:rsid="00045b5f"/>
    </style:style>
    <style:style style:name="T5" style:family="text">
      <style:text-properties style:font-name="Arial"/>
    </style:style>
    <style:style style:name="T6" style:family="text">
      <style:text-properties style:font-name="Arial" fo:language="en" fo:country="US"/>
    </style:style>
    <style:style style:name="T7" style:family="text">
      <style:text-properties style:font-name="Arial" fo:font-size="12pt" fo:language="en" fo:country="US" style:font-size-asian="12pt" style:font-size-complex="12pt"/>
    </style:style>
    <style:style style:name="T8" style:family="text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Βίντεο στο </text:span><text:span text:style-name="T2">youtube</text:span></text:p>
      <text:p text:style-name="P6"><text:span text:style-name="T4">κ</text:span>ανάλι<text:span text:style-name="T1"> <text:s/>robotics - mbot</text:span></text:p>
      <text:p text:style-name="P2"/>
      <text:p text:style-name="P2">Το ρομποτάκι παρκάρει:</text:p>
      <text:p text:style-name="Standard"><text:span text:style-name="T7"><text:s/></text:span><text:a xlink:type="simple" xlink:href="https://youtu.be/3wuZjAuPnrM" text:style-name="Internet_20_link" text:visited-style-name="Visited_20_Internet_20_Link"><text:span text:style-name="T7">https://youtu.be/3wuZjAuPnrM</text:span></text:a></text:p>
      <text:p text:style-name="P3"/>
      <text:p text:style-name="P2">Οι μαθητές σχολιάζουν ενώ το ρομποτάκι κινείται:</text:p>
      <text:p text:style-name="P1"><text:span text:style-name="T8"><text:s/></text:span><text:a xlink:type="simple" xlink:href="https://youtu.be/1SNOK76k61A" text:style-name="Internet_20_link" text:visited-style-name="Visited_20_Internet_20_Link"><text:span text:style-name="T8">https://youtu.be/1SNOK76k61A</text:span></text:a><text:span text:style-name="T8"> </text:span></text:p>
      <text:p text:style-name="Standard"/>
      <text:p text:style-name="P4">Οι μαθητές εξηγούν τον κώδικα:</text:p>
      <text:p text:style-name="P5"><text:a xlink:type="simple" xlink:href="https://youtu.be/PhM0-MypeTk" text:style-name="Internet_20_link" text:visited-style-name="Visited_20_Internet_20_Link">https://youtu.be/PhM0-MypeTk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ouTube Noto" svg:font-family="'YouTube Noto', Roboto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a theodoridou</meta:initial-creator>
    <meta:editing-cycles>14</meta:editing-cycles>
    <meta:creation-date>2019-04-06T14:36:00</meta:creation-date>
    <dc:date>2019-04-16T22:08:35.147000000</dc:date>
    <meta:editing-duration>PT1H23M20S</meta:editing-duration>
    <meta:generator>LibreOffice/5.2.4.2$Windows_x86 LibreOffice_project/3d5603e1122f0f102b62521720ab13a38a4e0eb0</meta:generator>
    <meta:document-statistic meta:table-count="0" meta:image-count="0" meta:object-count="0" meta:page-count="1" meta:paragraph-count="8" meta:word-count="25" meta:character-count="229" meta:non-whitespace-character-count="207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